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0000004B0A6CFFD51.jpg" manifest:media-type="image/jpeg"/>
  <manifest:file-entry manifest:full-path="Pictures/1000000000000640000004B4C56D78C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 NF" svg:font-family="'JetBrainsMono NF'" style:font-pitch="fixed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JetBrainsMono NF" fo:font-size="14pt" officeooo:rsid="0002d584" officeooo:paragraph-rsid="0002d584" style:font-size-asian="12.25pt" style:font-size-complex="14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76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 Arch Linux Documentations</text:p>
      <text:p text:style-name="P1"/>
      <text:p text:style-name="P1"><draw:frame draw:style-name="fr1" draw:name="Image1 Copy 1" text:anchor-type="char" svg:width="5.2028in" svg:height="3.9146in" draw:z-index="0"><draw:image xlink:href="Pictures/1000000000000640000004B4C56D78C0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x="0.8543in" svg:y="0.2118in" svg:width="5.2165in" svg:height="3.7008in" draw:z-index="1"><draw:image xlink:href="Pictures/1000000000000640000004B0A6CFFD5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 NF" svg:font-family="'JetBrainsMono NF'" style:font-pitch="fixed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4T04:03:46.187684255</meta:creation-date>
    <meta:editing-cycles>1</meta:editing-cycles>
    <meta:editing-duration>PT9M18S</meta:editing-duration>
    <dc:date>2026-01-14T04:13:04.195486470</dc:date>
    <meta:document-statistic meta:table-count="0" meta:image-count="2" meta:object-count="0" meta:page-count="1" meta:paragraph-count="1" meta:word-count="4" meta:character-count="33" meta:non-whitespace-character-count="30"/>
    <meta:generator>LibreOffice/25.8.4.2$Linux_X86_64 LibreOffice_project/580$Build-2</meta:generator>
  </office:meta>
</office:document-meta>
</file>